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a0b" officeooo:paragraph-rsid="00064a0b"/>
    </style:style>
    <style:style style:name="P2" style:family="paragraph" style:parent-style-name="Standard">
      <style:text-properties officeooo:rsid="00093a36" officeooo:paragraph-rsid="00093a36"/>
    </style:style>
    <style:style style:name="P3" style:family="paragraph" style:parent-style-name="Standard">
      <style:text-properties officeooo:rsid="000a4e31" officeooo:paragraph-rsid="000a4e31"/>
    </style:style>
    <style:style style:name="P4" style:family="paragraph" style:parent-style-name="Standard">
      <style:text-properties officeooo:rsid="000bba97" officeooo:paragraph-rsid="000bba97"/>
    </style:style>
    <style:style style:name="P5" style:family="paragraph" style:parent-style-name="Standard">
      <style:text-properties fo:font-weight="bold" officeooo:rsid="000ecab1" officeooo:paragraph-rsid="000ecab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bba97" officeooo:paragraph-rsid="000bba9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d31ca" officeooo:paragraph-rsid="000d31c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141134" officeooo:paragraph-rsid="00141134"/>
    </style:style>
    <style:style style:name="P9" style:family="paragraph" style:parent-style-name="Standard">
      <style:text-properties officeooo:rsid="000ecab1" officeooo:paragraph-rsid="000ecab1"/>
    </style:style>
    <style:style style:name="P10" style:family="paragraph" style:parent-style-name="Standard">
      <style:text-properties officeooo:rsid="00141134" officeooo:paragraph-rsid="000bba97"/>
    </style:style>
    <style:style style:name="P11" style:family="paragraph" style:parent-style-name="Standard">
      <style:text-properties officeooo:rsid="00156657" officeooo:paragraph-rsid="00156657"/>
    </style:style>
    <style:style style:name="P12" style:family="paragraph" style:parent-style-name="Standard">
      <style:text-properties officeooo:rsid="00127f85" officeooo:paragraph-rsid="00127f85"/>
    </style:style>
    <style:style style:name="P13" style:family="paragraph" style:parent-style-name="Standard" style:list-style-name="L1">
      <style:text-properties officeooo:rsid="00127f85" officeooo:paragraph-rsid="00127f85"/>
    </style:style>
    <style:style style:name="P14" style:family="paragraph" style:parent-style-name="Standard">
      <style:text-properties officeooo:rsid="000bba97" officeooo:paragraph-rsid="000bba97"/>
    </style:style>
    <style:style style:name="P15" style:family="paragraph" style:parent-style-name="Standard">
      <style:text-properties fo:font-weight="bold" officeooo:rsid="000bba97" officeooo:paragraph-rsid="000bba97" style:font-weight-asian="bold" style:font-weight-complex="bold"/>
    </style:style>
    <style:style style:name="T1" style:family="text">
      <style:text-properties officeooo:rsid="000f8001"/>
    </style:style>
    <style:style style:name="T2" style:family="text">
      <style:text-properties officeooo:rsid="00127f85"/>
    </style:style>
    <style:style style:name="T3" style:family="text">
      <style:text-properties officeooo:rsid="0017a9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chinaTrading installation </text:p>
      <text:p text:style-name="P1"/>
      <text:p text:style-name="P2">Problems encountered.</text:p>
      <text:p text:style-name="P2"/>
      <text:p text:style-name="P5">Installing R-base:</text:p>
      <text:p text:style-name="P9">sudo apt-get install r-base</text:p>
      <text:p text:style-name="P2"/>
      <text:p text:style-name="P2">Steps</text:p>
      <text:p text:style-name="P2">1. download devtools</text:p>
      <text:p text:style-name="P2">2. run devtools::install.github(“lukas1421/chinaTrading”)</text:p>
      <text:p text:style-name="P2">3. <text:span text:style-name="T1">set up JAVA_HOME and LD_LIBRARY_</text:span></text:p>
      <text:p text:style-name="P2"/>
      <text:p text:style-name="P7">NECESSARY LIBRARIES</text:p>
      <text:p text:style-name="P3"/>
      <text:p text:style-name="P3">sudo apt-get install libssl-dev</text:p>
      <text:p text:style-name="P3">sudo apt-get libcurl4-gnutls-dev</text:p>
      <text:p text:style-name="P3">sudo apt-get libpoppler-cpp-dev</text:p>
      <text:p text:style-name="P3">sudo apt-get r-cran-rjava</text:p>
      <text:p text:style-name="P3"/>
      <text:p text:style-name="P6">R ENVIRONMENT UPDATES</text:p>
      <text:p text:style-name="P3"/>
      <text:p text:style-name="P11">Note that you have to update the environment so that R reads these everytime R starts. R does not grab global settings from Ubuntu; instead, it loads settings from the environ file which needs to be set up. </text:p>
      <text:p text:style-name="P11"/>
      <text:p text:style-name="P3">sudo R cmd javareconf</text:p>
      <text:p text:style-name="P3"/>
      <text:p text:style-name="P4">usethis::edit_r_environ() //<text:span text:style-name="T2">this will edit the R environment. Make sure to save after completion.</text:span></text:p>
      <text:p text:style-name="P4"/>
      <text:p text:style-name="P8">Setting JAVA_HOME &amp; LD_LIBRARY_PATH:</text:p>
      <text:p text:style-name="P4">JAVA_HOME=/usr/lib/jvm/java-8-openjdk-amd64 </text:p>
      <text:p text:style-name="P10"/>
      <text:p text:style-name="P4">LD_LIBRARY_PATH=/usr/lib/jvm/java-8-openjdk-amd64/jre/lib/amd64:/usr/lib/jvm/java-8-openjdk-amd64/jre/lib/amd64/server:/usr/lib/R/lib::/lib:/usr/lib/x86_64-linux-gnu:/usr/lib/jvm/default-java/lib/server</text:p>
      <text:p text:style-name="P4"/>
      <text:p text:style-name="P15">sudo update-alternatives --config java <text:s/>(选择 jdk 8)</text:p>
      <text:p text:style-name="P15">sudo <text:span text:style-name="T3">R cmd javareconf</text:span></text:p>
      <text:p text:style-name="P15"/>
      <text:p text:style-name="P4"/>
      <text:p text:style-name="P6">BASH UPDATES</text:p>
      <text:p text:style-name="P4"/>
      <text:p text:style-name="P4">sudo nano ~/.bashrc</text:p>
      <text:p text:style-name="P4"/>
      <text:p text:style-name="P4">JAVA_HOME=/usr/lib/jvm/java-8-openjdk-amd64</text:p>
      <text:p text:style-name="P4">LD_LIBRARY_PATH=/usr/lib/jvm/java-8-openjdk-amd64/jre/lib/amd64:/usr/lib/jvm/java-8-openjdk-amd64/jre/lib/amd64/server:/usr/lib/R/lib::/lib:/usr/lib/x86_64-linux-gnu:/usr/lib/jvm/default-java/lib/server</text:p>
      <text:p text:style-name="P4"/>
      <text:p text:style-name="P4"/>
      <text:p text:style-name="P12">Key notes:</text:p>
      <text:list xml:id="list2859141333" text:style-name="L1">
        <text:list-item>
          <text:p text:style-name="P13">use install.github() to download the package instead of pulling with git</text:p>
        </text:list-item>
        <text:list-item>
          <text:p text:style-name="P13"><text:soft-page-break/>rJava and xlConnect are frequently problematic mainly due to the links to the libraries. JAVA_HOME and LD_LIBRARY_PATH settings have to be correct.</text:p>
        </text:list-item>
        <text:list-item>
          <text:p text:style-name="P13">Open JDK Java and Oracle java are different. Currently it seems openJDK java works better. </text:p>
        </text:list-item>
      </text:list>
      <text:p text:style-name="P3"/>
      <text:p text:style-name="P3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9:01:19.242598058</meta:creation-date>
    <dc:date>2019-03-14T12:27:35.665361698</dc:date>
    <meta:editing-duration>PT18M3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177" meta:character-count="1650" meta:non-whitespace-character-count="1504"/>
  </office:meta>
</office:document-meta>
</file>